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Franklin Gothic Book" svg:font-family="'Franklin Gothic Book'"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Franklin Gothic Book"/>
    </style:style>
    <style:style style:name="P2" style:family="paragraph" style:parent-style-name="Standard">
      <style:text-properties style:font-name="Franklin Gothic Book" fo:font-size="12pt" style:font-size-asian="12pt"/>
    </style:style>
    <style:style style:name="P3" style:family="paragraph" style:parent-style-name="Standard">
      <style:text-properties style:font-name="Franklin Gothic Book" fo:font-size="9pt" style:font-size-asian="9pt" style:font-size-complex="8pt"/>
    </style:style>
    <style:style style:name="P4" style:family="paragraph" style:parent-style-name="Standard">
      <style:text-properties style:font-name="Franklin Gothic Book" fo:font-size="9pt" style:font-size-asian="9pt" style:font-size-complex="9pt"/>
    </style:style>
    <style:style style:name="P5" style:family="paragraph" style:parent-style-name="Standard">
      <style:text-properties style:font-name="Franklin Gothic Book" fo:font-size="10pt" style:font-size-asian="10pt" style:font-size-complex="9pt"/>
    </style:style>
    <style:style style:name="P6" style:family="paragraph" style:parent-style-name="Standard">
      <style:text-properties fo:text-transform="uppercase" style:font-name="Franklin Gothic Book" fo:font-size="10pt" style:font-size-asian="10pt" style:font-size-complex="9pt"/>
    </style:style>
    <style:style style:name="P7" style:family="paragraph" style:parent-style-name="Standard">
      <style:text-properties fo:text-transform="uppercase" fo:color="#808080" style:font-name="Franklin Gothic Book"/>
    </style:style>
    <style:style style:name="P8" style:family="paragraph" style:parent-style-name="resume_20_list">
      <style:paragraph-properties fo:margin-left="0in" fo:margin-right="0.2in" fo:text-indent="0in" style:auto-text-indent="false"/>
    </style:style>
    <style:style style:name="P9" style:family="paragraph" style:parent-style-name="resume_20_header">
      <style:paragraph-properties fo:break-before="page"/>
    </style:style>
    <style:style style:name="P10" style:family="paragraph" style:parent-style-name="Standard" style:master-page-name="Standard">
      <style:paragraph-properties style:page-number="auto" fo:padding-left="0in" fo:padding-right="0in" fo:padding-top="0in" fo:padding-bottom="0.0138in" fo:border-left="none" fo:border-right="none" fo:border-top="none" fo:border-bottom="0.0071in solid #00000a"/>
    </style:style>
    <style:style style:name="P11" style:family="paragraph" style:parent-style-name="Standard">
      <style:text-properties fo:text-transform="uppercase" style:font-name="Franklin Gothic Book" style:font-size-complex="10pt"/>
    </style:style>
    <style:style style:name="P12" style:family="paragraph" style:parent-style-name="Standard">
      <style:text-properties fo:text-transform="uppercase" style:font-name="Franklin Gothic Book" fo:font-size="10pt" fo:font-weight="bold" style:font-size-asian="10pt" style:font-weight-asian="bold" style:font-size-complex="9pt"/>
    </style:style>
    <style:style style:name="P13" style:family="paragraph" style:parent-style-name="Standard">
      <style:text-properties fo:text-transform="uppercase" style:font-name="Franklin Gothic Book" fo:font-size="10pt" style:font-size-asian="10pt" style:font-size-complex="9pt"/>
    </style:style>
    <style:style style:name="P14" style:family="paragraph" style:parent-style-name="Standard">
      <style:text-properties style:font-name="Franklin Gothic Book" fo:font-size="10pt" style:font-size-asian="10pt" style:font-size-complex="9pt"/>
    </style:style>
    <style:style style:name="P15" style:family="paragraph" style:parent-style-name="Standard">
      <style:text-properties style:font-name="Franklin Gothic Book" fo:font-size="9pt" style:font-size-asian="9pt" style:font-size-complex="9pt"/>
    </style:style>
    <style:style style:name="P16" style:family="paragraph" style:parent-style-name="resume_20_header">
      <style:text-properties fo:font-size="12pt" style:font-size-asian="12pt"/>
    </style:style>
    <style:style style:name="P17" style:family="paragraph" style:parent-style-name="resume_20_list">
      <style:text-properties fo:font-size="12pt" style:font-size-asian="12pt" style:font-size-complex="9pt"/>
    </style:style>
    <style:style style:name="T1" style:family="text">
      <style:text-properties fo:text-transform="uppercase" style:font-name="Franklin Gothic Book" fo:font-size="20pt" style:font-size-asian="20pt"/>
    </style:style>
    <style:style style:name="T2" style:family="text">
      <style:text-properties fo:text-transform="uppercase" style:font-name="Franklin Gothic Book" fo:font-size="10pt" style:font-size-asian="10pt" style:font-size-complex="9pt"/>
    </style:style>
    <style:style style:name="T3" style:family="text">
      <style:text-properties style:font-name="Franklin Gothic Book" fo:font-size="20pt" style:font-size-asian="20pt" style:font-size-complex="10pt"/>
    </style:style>
    <style:style style:name="T4" style:family="text">
      <style:text-properties style:font-name="Franklin Gothic Book" fo:font-size="10pt" style:font-size-asian="10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Nathan Burks</text:span></text:p>
      <text:p text:style-name="P11">1316 Luscombe Dr, Toledo, OH 43614<text:tab/><text:tab/>419.266.6046 <text:s text:c="2"/><text:tab/>NATE.BURKS@GMAIL.COM</text:p>
      <text:p text:style-name="P2"/>
      <text:p text:style-name="P16">Objective</text:p>
      <text:p text:style-name="P5">Seeking opportunities to develop full stack web applications to serve the healthcare community by improving patient experience and outcomes and assisting technicians in the service of technology serving our patient population.</text:p>
      <text:p text:style-name="P2"/>
      <text:p text:style-name="P16">Experience</text:p>
      <text:p text:style-name="Standard"><text:span text:style-name="T2">nOVEMBER 2022 to present</text:span><text:span text:style-name="T4"><text:tab/></text:span><text:span text:style-name="T2"><text:tab/><text:tab/>100dEVS <text:tab/><text:tab/><text:tab/><text:tab/><text:tab/>LOS ANGELES, CA</text:span></text:p>
      <text:p text:style-name="P12">SOFTWARE ENGINEER </text:p>
      <text:p text:style-name="P17"/>
      <text:p text:style-name="Standard"><text:span text:style-name="T2">APRIL 2018 to present</text:span><text:span text:style-name="T4"><text:tab/></text:span><text:span text:style-name="T2"><text:tab/><text:tab/><text:tab/>University of Toledo Medical Center<text:tab/><text:tab/>Toledo, OH</text:span></text:p>
      <text:p text:style-name="P12">rADIOLOGY eQUIPMENT eNGINEER</text:p>
      <text:p text:style-name="Standard"><text:span text:style-name="T2"/></text:p>
      <text:p text:style-name="Standard"><text:span text:style-name="T2">March 2019 to present</text:span><text:span text:style-name="T4"><text:tab/></text:span><text:span text:style-name="T2"><text:tab/><text:tab/>Darroch Medical<text:tab/><text:tab/><text:tab/><text:tab/>San Diego, Ca</text:span></text:p>
      <text:p text:style-name="P12">Technology Consultant</text:p>
      <text:p text:style-name="P12"/>
      <text:p text:style-name="Standard"><text:span text:style-name="T2">AUGUST 2016 to MAY 2020</text:span><text:span text:style-name="T4"><text:tab/></text:span><text:span text:style-name="T2"><text:tab/><text:tab/>OWENS COMMUNITY COLLEGE<text:tab/><text:tab/><text:tab/>Toledo, OH</text:span></text:p>
      <text:p text:style-name="P12">ADJUNCT PROFESSOR OF HEALTHCARE TECHNOLOGY MANGAGEMENT</text:p>
      <text:p text:style-name="P3"/>
      <text:p text:style-name="P6">July 2010 to June 2018<text:tab/><text:tab/><text:tab/>University of Toledo Medical Center<text:tab/><text:tab/>Toledo, OH</text:p>
      <text:p text:style-name="P12">Biomed Tech 2</text:p>
      <text:p text:style-name="P6"/>
      <text:p text:style-name="P6">Sept 2008 to July 2010<text:tab/><text:tab/><text:tab/>University of Toledo Medical Center<text:tab/><text:tab/>Toledo, OH</text:p>
      <text:p text:style-name="P12">Biomed Tech <text:s/>1</text:p>
      <text:p text:style-name="P6"/>
      <text:p text:style-name="P8"><text:span text:style-name="T2">May 2007 to Sept 2008</text:span><text:span text:style-name="T4"><text:tab/><text:tab/><text:tab/>ARAMARK CLINCAL TECHINCAL SERVICES<text:tab/><text:tab/>TIFFIN, OH</text:span></text:p>
      <text:p text:style-name="P12">Biomed Tech 1</text:p>
      <text:p text:style-name="P2"/>
      <text:p text:style-name="P16">Training Courses Attended</text:p>
      <text:p text:style-name="P5">2009 <text:tab/>BBraun Dialog+</text:p>
      <text:p text:style-name="P5">2009 <text:tab/>Datex Ohmeda Avance</text:p>
      <text:p text:style-name="P5">2012 <text:tab/>OEC 9900 Elite</text:p>
      <text:p text:style-name="P5">2012 <text:tab/>GE Infinia with Hawkeye</text:p>
      <text:p text:style-name="P5">2013 <text:tab/>GE Innova</text:p>
      <text:p text:style-name="P5">2013 <text:tab/>Philips Allura Xper FD20</text:p>
      <text:p text:style-name="P5">2013 <text:tab/>Philips Gemini PET/CT</text:p>
      <text:p text:style-name="P5">2015 <text:tab/>Varian Truebeam</text:p>
      <text:p text:style-name="P5">2017<text:tab/>Siemens Symbio</text:p>
      <text:p text:style-name="P5">2018<text:tab/>Siemens SC2000</text:p>
      <text:p text:style-name="P2"/>
      <text:p text:style-name="P16">Certifications</text:p>
      <text:p text:style-name="P5">2014 <text:tab/>CRES 429433</text:p>
      <text:p text:style-name="P5">2009 <text:tab/>CBET 429433</text:p>
      <text:p text:style-name="P2"/>
      <text:p text:style-name="P16">Education</text:p>
      <text:p text:style-name="Standard"><text:span text:style-name="T2">June 2014 to present</text:span><text:span text:style-name="T4"><text:tab/><text:tab/><text:tab/>University of Toledo<text:tab/><text:tab/><text:tab/><text:tab/>Toledo, OH</text:span></text:p>
      <text:p text:style-name="P12">Electrical Engineering Technology </text:p>
      <text:p text:style-name="P5"/>
      <text:p text:style-name="Standard"><text:span text:style-name="T2">Jan 2005 to May 2007</text:span><text:span text:style-name="T4"><text:tab/><text:tab/><text:tab/>Owens Community College<text:tab/><text:tab/><text:tab/>Toledo, OH</text:span></text:p>
      <text:p text:style-name="P12">Associates of Applied Science in Biomedical Engineering Technology</text:p>
      <text:p text:style-name="P5"/>
      <text:p text:style-name="P5">1996 - 2000<text:tab/><text:tab/><text:tab/><text:tab/>Wright State University<text:tab/><text:tab/><text:tab/><text:tab/>Toledo, OH</text:p>
      <text:p text:style-name="P12">Bachelor of Arts</text:p>
      <text:p text:style-name="P7"/>
      <text:p text:style-name="P9">Equipment Experience</text:p>
      <text:p text:style-name="P4">Linear Accelerator – Varian Truebeam, Varian Edge</text:p>
      <text:p text:style-name="P4">Interventional Xray – Philips FD20, GE Innova</text:p>
      <text:p text:style-name="P4">Radiology – OEC 9900, GE XR220AMX</text:p>
      <text:p text:style-name="P4">Nuclear Medicine – GE Infinia, Philips Gemini, GE Starcam</text:p>
      <text:p text:style-name="P4">Anesthesia – Datex Ohmeda Avance, Datex Ohmeda Aestiva</text:p>
      <text:p text:style-name="P4">ESU – Valley Lab, Conmed, Erbe</text:p>
      <text:p text:style-name="P4">Surgery Suite – Stryker</text:p>
      <text:p text:style-name="P4">Endoscopy – Olympus</text:p>
      <text:p text:style-name="P4">Scope Washers – Steris System 1, Medivators DSD</text:p>
      <text:p text:style-name="P4">Ventilators – Puritan Bennett 840, Drager Evita, Respironics V200</text:p>
      <text:p text:style-name="P4">Patient Monitoring – Philips MP and MX series, Spacelabs</text:p>
      <text:p text:style-name="P4">Patient Monitoring Network – Philips Classic PIIC, PIICiX, Cisco</text:p>
      <text:p text:style-name="P4">Infusion Pumps – Alaris</text:p>
      <text:p text:style-name="P4">Dialysis – Bbraun Dialog+, NxStage System 1, Marcor WRO300, Seimens RO</text:p>
      <text:p text:style-name="P4">Defibrillators – Physio Control LifePak 20, Zoll R Series</text:p>
      <text:p text:style-name="P1"/>
      <text:p text:style-name="resume_20_header">Committee participation</text:p>
      <text:p text:style-name="P4">Value Analysis </text:p>
      <text:p text:style-name="P4">Water Emergency Preparedness </text:p>
      <text:p text:style-name="P4">Infection Control</text:p>
      <text:p text:style-name="P4">Dialysis Quality</text:p>
      <text:p text:style-name="resume_20_header"/>
      <text:p text:style-name="resume_20_header">Project Participation</text:p>
      <text:p text:style-name="P4">Dialysis Unit Planning and Construction</text:p>
      <text:p text:style-name="P4">Physical Therapy Planning and Construction</text:p>
      <text:p text:style-name="P4">Biomed Shop Planning and Construction</text:p>
      <text:p text:style-name="P4">Linear Accelerator Planning and Construction</text:p>
      <text:p text:style-name="P4">Patient Monitoring Replacement</text:p>
      <text:p text:style-name="P4">Electronic Medical Records System Integration</text:p>
      <text:p text:style-name="P4">Two-way Radio System Replacement</text:p>
      <text:p text:style-name="P4">Kidney Guard Design and Fabrication (Dr. Gold)</text:p>
      <text:p text:style-name="P4">Post-Op Laryngeal Study by Phone (Dr. Baugh)</text:p>
      <text:p text:style-name="P4">Kenyan Dialysis Clinic Planning (Dr. Brickman and Dr. Malhotra)</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Franklin Gothic Book" svg:font-family="'Franklin Gothic Book'"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Answer" style:family="paragraph" style:parent-style-name="Standard" style:default-outline-level="" style:list-style-name="">
      <style:text-properties fo:color="#000000" fo:font-size="12pt" style:font-size-asian="12pt" style:font-size-complex="12pt"/>
    </style:style>
    <style:style style:name="question" style:family="paragraph" style:parent-style-name="Standard" style:default-outline-level="" style:list-style-name="">
      <style:text-properties fo:color="#4f81bd" fo:font-size="10pt" fo:font-style="italic" style:font-size-asian="10pt" style:font-style-asian="italic" style:font-name-complex="Times New Roman" style:font-size-complex="10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resume_20_list" style:display-name="resume list" style:family="paragraph" style:parent-style-name="List_20_Paragraph" style:default-outline-level="" style:list-style-name="">
      <style:paragraph-properties fo:margin-left="0.45in" fo:margin-right="0.2in" fo:text-indent="0in" style:auto-text-indent="false"/>
      <style:text-properties style:font-name="Franklin Gothic Book" fo:font-size="10pt" style:font-size-asian="10pt"/>
    </style:style>
    <style:style style:name="resume_20_header" style:display-name="resume header" style:family="paragraph" style:parent-style-name="Standard" style:default-outline-level="" style:list-style-name="">
      <style:paragraph-properties fo:line-height="125%"/>
      <style:text-properties fo:text-transform="uppercase" fo:color="#808080" style:font-name="Franklin Gothic Book"/>
    </style:style>
    <style:style style:name="Default_20_Paragraph_20_Font" style:display-name="Default Paragraph Font" style:family="text"/>
    <style:style style:name="Answer_20_Char" style:display-name="Answer Char" style:family="text" style:parent-style-name="Default_20_Paragraph_20_Font">
      <style:text-properties fo:color="#000000" fo:font-size="12pt" style:font-size-asian="12pt" style:font-size-complex="12pt"/>
    </style:style>
    <style:style style:name="question_20_Char" style:display-name="question Char" style:family="text" style:parent-style-name="Default_20_Paragraph_20_Font">
      <style:text-properties fo:color="#4f81bd" fo:font-size="10pt" fo:font-style="italic" style:font-size-asian="10pt" style:font-style-asian="italic" style:font-name-complex="Times New Roman" style:font-size-complex="10pt"/>
    </style:style>
    <style:style style:name="List_20_Paragraph_20_Char" style:display-name="List Paragraph Char" style:family="text" style:parent-style-name="Default_20_Paragraph_20_Font"/>
    <style:style style:name="resume_20_list_20_Char" style:display-name="resume list Char" style:family="text" style:parent-style-name="List_20_Paragraph_20_Char">
      <style:text-properties style:font-name="Franklin Gothic Book" fo:font-size="10pt" style:font-size-asian="10pt"/>
    </style:style>
    <style:style style:name="resume_20_header_20_Char" style:display-name="resume header Char" style:family="text" style:parent-style-name="Default_20_Paragraph_20_Font">
      <style:text-properties fo:text-transform="uppercase" fo:color="#808080" style:font-name="Franklin Gothic Book"/>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6in" fo:margin-left="0.7in" fo:margin-right="0.7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Burks</meta:initial-creator>
    <dc:creator>Nathan Burks</dc:creator>
    <meta:editing-cycles>15</meta:editing-cycles>
    <meta:print-date>2015-08-06T01:20:00</meta:print-date>
    <meta:creation-date>2018-01-23T14:39:00</meta:creation-date>
    <dc:date>2022-04-28T10:48:31.45</dc:date>
    <meta:editing-duration>PT2H47M35S</meta:editing-duration>
    <meta:generator>OpenOffice/4.1.10$Win32 OpenOffice.org_project/4110m2$Build-9807</meta:generator>
    <meta:document-statistic meta:table-count="0" meta:image-count="0" meta:object-count="0" meta:page-count="2" meta:paragraph-count="72" meta:word-count="406" meta:character-count="27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